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list-style-name="L1"/>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5"/>
    <style:style style:name="P14" style:family="paragraph" style:parent-style-name="ENS_5f_default" style:list-style-name="L5">
      <style:text-properties style:font-name="Courier New"/>
    </style:style>
    <style:style style:name="P15" style:family="paragraph" style:parent-style-name="ENS_5f_default" style:list-style-name="L6"/>
    <style:style style:name="P16" style:family="paragraph" style:parent-style-name="ENS_5f_default" style:list-style-name="L7"/>
    <style:style style:name="P17" style:family="paragraph" style:parent-style-name="ENS_5f_default" style:master-page-name="">
      <style:paragraph-properties fo:margin-left="0.699cm" fo:margin-right="0cm" fo:text-indent="0cm" style:auto-text-indent="false" style:page-number="auto"/>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Inscription</text:p>
      <text:p text:style-name="P4">Une inscription décrit l'inscription d'un utilisateur à une activité.</text:p>
      <text:list xml:id="list2565878241541182452" text:style-name="L1">
        <text:list-item>
          <text:p text:style-name="P7">Créez la classe du domaine « friendsofmine.Inscription » et la classe de test associée « InscriptionTest ».</text:p>
        </text:list-item>
        <text:list-item>
          <text:p text:style-name="P7">Modifiez le contenu du fichier «InscriptionTest.groovy » <text:s/>de telle sorte qu'il soit identique aux contenus disponibles ici :</text:p>
          <text:p text:style-name="P5"><text:a xlink:type="simple" xlink:href="https://gist.github.com/FranckSilvestre/56bae1f6744178c8c5b7b3da3a0ec484" text:style-name="Internet_20_link" text:visited-style-name="Visited_20_Internet_20_Link"><text:span text:style-name="T4">https://gist.github.com/FranckSilvestre/56bae1f6744178c8c5b7b3da3a0ec484</text:span></text:a><text:span text:style-name="T4"> </text:span></text:p>
        </text:list-item>
        <text:list-item>
          <text:p text:style-name="P7">Modifiez le contenu de la classe Inscription pour que les tests de la classe InscriptionTest passent.</text:p>
        </text:list-item>
      </text:list>
      <text:p text:style-name="P4"/>
      <text:p text:style-name="ENS_5f_Titre_20_exercice">2 - <text:s/>Création du repository InscriptionRepository</text:p>
      <text:p text:style-name="ENS_5f_default">Dans cette partie, nous allons tirer tous les bénéfices des « Repositories » Spring sans avoir recours à une classe de service intermédiaire.</text:p>
      <text:list xml:id="list3807622815011727499" text:style-name="L2">
        <text:list-item>
          <text:p text:style-name="P10">Créez l'interface « friendsofmine.InscriptionRepository » de type PagingAndSortingRepository.</text:p>
        </text:list-item>
        <text:list-item>
          <text:p text:style-name="P8">Créez la classe de test correspondante « friendsofmine.InscriptionRepositoryITest » </text:p>
          <text:p text:style-name="P10">Modifiez le contenu de la <text:s/>classe de test pour qu'elle <text:span text:style-name="T4">soit identique au contenu disponible ici :</text:span></text:p>
          <text:p text:style-name="P8"><text:a xlink:type="simple" xlink:href="https://gist.github.com/FranckSilvestre/9b2ae1bac932f502989331255bd674b1" text:style-name="Internet_20_link" text:visited-style-name="Visited_20_Internet_20_Link">https://gist.github.com/FranckSilvestre/9b2ae1bac932f502989331255bd674b1</text:a> </text:p>
        </text:list-item>
        <text:list-item>
          <text:p text:style-name="P8">Modifiez la classe Inscription pour que les tests passent.</text:p>
        </text:list-item>
      </text:list>
      <text:p text:style-name="P4">Afin de disposer de quelques inscriptions <text:s/>au lancement de l'application nous allons mettre en place la création de ces inscriptions en nous appuyant sur les classes Bootstrap et InitialisationService introduites dans la partie 2.</text:p>
      <text:list xml:id="list1364916515" text:continue-numbering="true" text:style-name="L2">
        <text:list-item>
          <text:p text:style-name="P8">Modifiez le contenu des fichiers BootstrapTest.groovy et InscriptionRepositoryITest.groovy pour qu'ils soient identiques aux fichiers disponibles ici :</text:p>
          <text:p text:style-name="P8"><text:a xlink:type="simple" xlink:href="https://gist.github.com/FranckSilvestre/67c8c13b2877034ce0cd505e80a0d4eb" text:style-name="Internet_20_link" text:visited-style-name="Visited_20_Internet_20_Link">https://gist.github.com/FranckSilvestre/67c8c13b2877034ce0cd505e80a0d4eb</text:a></text:p>
          <text:p text:style-name="P8"><text:a xlink:type="simple" xlink:href="https://gist.github.com/FranckSilvestre/31abc24a521420e424ece56e72e1e527" text:style-name="Internet_20_link" text:visited-style-name="Visited_20_Internet_20_Link">https://gist.github.com/FranckSilvestre/31abc24a521420e424ece56e72e1e527</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inscriptions.</text:p>
      <text:list xml:id="list7271880603001669643" text:style-name="L3">
        <text:list-item>
          <text:p text:style-name="P11">Créez la classe InscriptionController. Annotez la classe de l'annotation</text:p>
          <text:p text:style-name="P12">org.springframework.web.bind.annotation.RestController.</text:p>
          <text:p text:style-name="P9">Créez les deux classes de tests InscriptionControllerTest et InscriptionControllerITest. Modifiez les contenus de ces deux classes pour qu'ils <text:soft-page-break/>correspondent aux contenus disponibles en ligne :</text:p>
        </text:list-item>
      </text:list>
      <text:p text:style-name="P4"><text:tab/><text:a xlink:type="simple" xlink:href="https://gist.github.com/FranckSilvestre/43a263a97636111ba715a427a1c813e3" text:style-name="Internet_20_link" text:visited-style-name="Visited_20_Internet_20_Link">https://gist.github.com/FranckSilvestre/43a263a97636111ba715a427a1c813e3</text:a> </text:p>
      <text:p text:style-name="P4"><text:tab/><text:a xlink:type="simple" xlink:href="https://gist.github.com/FranckSilvestre/c66e5c13e86850b691af237160c466f9" text:style-name="Internet_20_link" text:visited-style-name="Visited_20_Internet_20_Link">https://gist.github.com/FranckSilvestre/c66e5c13e86850b691af237160c466f9</text:a> </text:p>
      <text:list xml:id="list259283220" text:continue-numbering="true" text:style-name="L3">
        <text:list-item>
          <text:p text:style-name="P9">Lancez les tests et constatez que certains tests ne passent plus.</text:p>
        </text:list-item>
        <text:list-item>
          <text:p text:style-name="P11"><text:span text:style-name="T4">Modifiez votre projet de telle sorte que les tests passent de nouveau.</text:span></text:p>
        </text:list-item>
      </text:list>
      <text:p text:style-name="ENS_5f_default"/>
      <text:p text:style-name="ENS_5f_default"/>
      <text:p text:style-name="ENS_5f_Titre_20_exercice">4. Dans les arcanes du mapping objet/relationnel...</text:p>
      <text:list xml:id="list8411785080881266325" text:style-name="L5">
        <text:list-item>
          <text:p text:style-name="P13">Dans la méthode qui teste l'ajout d'une inscription, pour vérifier que l'inscription obtenue est liée à la bonne activité, le code utilisé est par <text:s/>le suivant :</text:p>
          <text:p text:style-name="P14">inscription.activite.id == initialisationService.randonnee.id</text:p>
        </text:list-item>
      </text:list>
      <text:p text:style-name="ENS_5f_default"><text:tab/>Pourquoi ne pas avoir écrit directement </text:p>
      <text:p text:style-name="ENS_5f_default"><text:tab/><text:span text:style-name="T6">inscription.activite == initialisationService.randonnee</text:span><text:span text:style-name="T5"> ?</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17">2. Expliquez en 10 lignes maximum ce que vous avez retenu de votre investigation.</text:p>
      <text:list xml:id="list351081848258043829" text:style-name="L6">
        <text:list-header>
          <text:p text:style-name="P15"/>
        </text:list-header>
      </text:list>
      <text:p text:style-name="ENS_5f_Titre_20_exercice">5 - <text:s/>Le moteur de recherche sur les inscriptions </text:p>
      <text:p text:style-name="ENS_5f_default">Nous allons à présent mettre en place un moteur de recherche sur les inscriptions.</text:p>
      <text:p text:style-name="ENS_5f_default">On souhaite mettre en place un Web service REST qui permet de retrouver une liste d'inscriptions correspondant aux critères de recherche suivants : </text:p>
      <text:list xml:id="list3451846587010332825" text:style-name="L7">
        <text:list-item>
          <text:p text:style-name="P16">nom d'utilisateur : paramètre de requête « nom_utilisateur »</text:p>
        </text:list-item>
        <text:list-item>
          <text:p text:style-name="P16">titre d'activité : paramètre de requête « titre_activite ».</text:p>
        </text:list-item>
      </text:list>
      <text:p text:style-name="ENS_5f_default">Si aucun paramètre n'est fourni dans la requête, on remonte toutes les inscriptions.</text:p>
      <text:p text:style-name="ENS_5f_default">Si un des deux paramètres est présent dans la requête, la recherche filtre suivant l'unique paramètre présent. Par exemple, si seul le titre de l'activité est spécifié, la requête doit remonter toutes les inscriptions de l'activité correspondante.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FriendsOfMine</text:p>
      <text:p text:style-name="ENS_5f_default">Créez une application Angular JS <text:s/>cliente de l'application FriendsOf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1DT4H29M10S</meta:editing-duration>
    <meta:editing-cycles>207</meta:editing-cycles>
    <meta:generator>OpenOffice/4.1.3$Unix OpenOffice.org_project/413m1$Build-9783</meta:generator>
    <meta:initial-creator>Franck Silvestre</meta:initial-creator>
    <dc:date>2016-11-21T16:28:45</dc:date>
    <dc:creator>Franck Silvestre</dc:creator>
    <meta:document-statistic meta:table-count="1" meta:image-count="2" meta:object-count="0" meta:page-count="2" meta:paragraph-count="52" meta:word-count="626" meta:character-count="4775"/>
  </office:meta>
</office:document-meta>
</file>